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2e9" officeooo:paragraph-rsid="000152e9"/>
    </style:style>
    <style:style style:name="T1" style:family="text">
      <style:text-properties officeooo:rsid="0002a7e4"/>
    </style:style>
    <style:style style:name="T2" style:family="text">
      <style:text-properties officeooo:rsid="000404b7"/>
    </style:style>
    <style:style style:name="T3" style:family="text">
      <style:text-properties officeooo:rsid="000600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 <text:span text:style-name="T1">Telekommunikationsgesetz</text:span></text:p>
      <text:p text:style-name="P1"/>
      <text:p text:style-name="P1">b) Art. 5 Abs. 1 DSGVO</text:p>
      <text:p text:style-name="P1"/>
      <text:p text:style-name="P1">c) <text:span text:style-name="T1">DSGVO und BDSG</text:span></text:p>
      <text:p text:style-name="P1"/>
      <text:p text:style-name="P1">Aufgabe 2</text:p>
      <text:p text:style-name="P1">a) <text:span text:style-name="T2">Falsch</text:span></text:p>
      <text:p text:style-name="P1"/>
      <text:p text:style-name="P1">b) <text:span text:style-name="T3">Falsch</text:span></text:p>
      <text:p text:style-name="P1"/>
      <text:p text:style-name="P1">c) <text:span text:style-name="T3">Richtig</text:span></text:p>
      <text:p text:style-name="P1"/>
      <text:p text:style-name="P1">d) Richtig</text:p>
      <text:p text:style-name="P1"/>
      <text:p text:style-name="P1">e) Falsch</text:p>
      <text:p text:style-name="P1"/>
      <text:p text:style-name="P1">f) Richtig</text:p>
      <text:p text:style-name="P1"/>
      <text:p text:style-name="P1">g) Richt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2:57:14.123000000</meta:creation-date>
    <dc:date>2021-02-09T14:08:01.731000000</dc:date>
    <meta:editing-duration>PT1H10M46S</meta:editing-duration>
    <meta:editing-cycles>4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2" meta:word-count="30" meta:character-count="151" meta:non-whitespace-character-count="133"/>
  </office:meta>
</office:document-meta>
</file>